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20pt" fo:font-weight="bold" officeooo:rsid="00167eea" officeooo:paragraph-rsid="00167eea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8pt" fo:font-weight="bold" officeooo:rsid="001d662a" officeooo:paragraph-rsid="001d662a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5pt" officeooo:rsid="00167eea" officeooo:paragraph-rsid="00167eea" style:font-size-asian="13.1000003814697pt" style:font-size-complex="15pt"/>
    </style:style>
    <style:style style:name="P4" style:family="paragraph" style:parent-style-name="Standard">
      <style:text-properties fo:font-size="12pt" officeooo:rsid="0016bee9" officeooo:paragraph-rsid="0016bee9" style:font-size-asian="10.5pt" style:font-size-complex="12pt"/>
    </style:style>
    <style:style style:name="P5" style:family="paragraph" style:parent-style-name="Standard">
      <style:text-properties fo:font-size="15pt" fo:font-weight="normal" officeooo:rsid="0017a8f3" officeooo:paragraph-rsid="0017a8f3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2pt" officeooo:rsid="00167eea" officeooo:paragraph-rsid="00167eea" style:font-size-asian="10.5pt" style:font-size-complex="12pt"/>
    </style:style>
    <style:style style:name="P7" style:family="paragraph" style:parent-style-name="Standard">
      <style:text-properties fo:font-size="14pt" fo:font-weight="bold" officeooo:rsid="001f5ade" officeooo:paragraph-rsid="001f5ad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normal" officeooo:rsid="001f5ade" officeooo:paragraph-rsid="001f5ade" style:font-size-asian="10.5pt" style:font-weight-asian="normal" style:font-size-complex="12pt" style:font-weight-complex="normal"/>
    </style:style>
    <style:style style:name="P9" style:family="paragraph" style:parent-style-name="Standard" style:list-style-name="List_20_4">
      <style:text-properties officeooo:paragraph-rsid="001f5ade"/>
    </style:style>
    <style:style style:name="P10" style:family="paragraph" style:parent-style-name="Standard">
      <style:text-properties fo:font-size="12pt" fo:font-weight="normal" officeooo:rsid="0024c955" officeooo:paragraph-rsid="001f5ade" style:font-size-asian="10.5pt" style:font-weight-asian="normal" style:font-size-complex="12pt" style:font-weight-complex="normal"/>
    </style:style>
    <style:style style:name="P11" style:family="paragraph" style:parent-style-name="Standard" style:list-style-name="List_20_4">
      <style:text-properties fo:font-size="12pt" fo:font-weight="normal" officeooo:rsid="002781c0" officeooo:paragraph-rsid="001f5ad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052c6" officeooo:paragraph-rsid="0031a318" style:font-size-asian="10.5pt" style:font-weight-asian="normal" style:font-size-complex="12pt" style:font-weight-complex="normal"/>
    </style:style>
    <style:style style:name="P13" style:family="paragraph" style:parent-style-name="Standard" style:list-style-name="List_20_4">
      <style:text-properties officeooo:rsid="00296525" officeooo:paragraph-rsid="00296525"/>
    </style:style>
    <style:style style:name="P14" style:family="paragraph" style:parent-style-name="Standard">
      <style:text-properties fo:font-size="12pt" fo:font-weight="bold" officeooo:rsid="002478ef" officeooo:paragraph-rsid="002478e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2021d4" officeooo:paragraph-rsid="002021d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2021d4" officeooo:paragraph-rsid="002021d4" style:font-size-asian="10.5pt" style:font-weight-asian="bold" style:font-size-complex="12pt" style:font-weight-complex="bold"/>
    </style:style>
    <style:style style:name="P17" style:family="paragraph" style:parent-style-name="Standard" style:list-style-name="List_20_4">
      <style:text-properties fo:font-size="12pt" fo:font-weight="normal" officeooo:rsid="002021d4" officeooo:paragraph-rsid="002021d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96525" officeooo:paragraph-rsid="00296525" style:font-size-asian="10.5pt" style:font-weight-asian="normal" style:font-size-complex="12pt" style:font-weight-complex="normal"/>
    </style:style>
    <style:style style:name="P19" style:family="paragraph" style:parent-style-name="Standard" style:list-style-name="List_20_4">
      <style:text-properties fo:font-size="12pt" fo:font-weight="normal" officeooo:rsid="001f5ade" officeooo:paragraph-rsid="001f5ad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4pt" fo:font-weight="bold" officeooo:rsid="002021d4" officeooo:paragraph-rsid="002021d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9.69999980926514pt" fo:font-weight="normal" officeooo:rsid="002021d4" officeooo:paragraph-rsid="002021d4" style:font-size-asian="9.69999980926514pt" style:font-weight-asian="normal" style:font-size-complex="9.69999980926514pt" style:font-weight-complex="normal"/>
    </style:style>
    <style:style style:name="P22" style:family="paragraph" style:parent-style-name="Standard">
      <style:text-properties style:font-name="sans-serif" fo:font-size="9.69999980926514pt" fo:font-weight="normal" officeooo:rsid="002021d4" officeooo:paragraph-rsid="002021d4" style:font-size-asian="9.69999980926514pt" style:font-weight-asian="normal" style:font-size-complex="9.69999980926514pt" style:font-weight-complex="normal"/>
    </style:style>
    <style:style style:name="P23" style:family="paragraph" style:parent-style-name="Standard">
      <style:text-properties fo:font-size="9.60000038146973pt" fo:font-weight="normal" officeooo:rsid="002021d4" officeooo:paragraph-rsid="002021d4" style:font-size-asian="9.60000038146973pt" style:font-weight-asian="normal" style:font-size-complex="9.60000038146973pt" style:font-weight-complex="normal"/>
    </style:style>
    <style:style style:name="P24" style:family="paragraph" style:parent-style-name="Standard">
      <style:text-properties style:font-name="sans-serif" fo:font-size="9.69999980926514pt" fo:font-weight="normal" officeooo:rsid="0020f039" officeooo:paragraph-rsid="0020f039" style:font-size-asian="9.69999980926514pt" style:font-weight-asian="normal" style:font-size-complex="9.69999980926514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203d34" officeooo:paragraph-rsid="00203d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0f039" officeooo:paragraph-rsid="0020f039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weight="bold" officeooo:rsid="002021d4" officeooo:paragraph-rsid="0020f03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normal" officeooo:rsid="002021d4" officeooo:paragraph-rsid="0020f039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9.69999980926514pt" fo:font-weight="normal" officeooo:rsid="0020f039" officeooo:paragraph-rsid="0020f039" style:font-size-asian="9.69999980926514pt" style:font-weight-asian="normal" style:font-size-complex="9.69999980926514pt" style:font-weight-complex="normal"/>
    </style:style>
    <style:style style:name="P30" style:family="paragraph" style:parent-style-name="Standard">
      <style:text-properties fo:font-size="12pt" fo:font-weight="bold" officeooo:rsid="0020f039" officeooo:paragraph-rsid="0020f039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1f5ade" officeooo:paragraph-rsid="001f5ade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4pt" fo:font-weight="bold" officeooo:rsid="002021d4" officeooo:paragraph-rsid="0029bf4e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2pt" fo:font-weight="normal" officeooo:rsid="002ba7ce" officeooo:paragraph-rsid="002ba7ce" style:font-size-asian="10.5pt" style:font-weight-asian="normal" style:font-size-complex="12pt" style:font-weight-complex="normal"/>
    </style:style>
    <style:style style:name="P34" style:family="paragraph" style:parent-style-name="Standard" style:list-style-name="List_20_4">
      <style:text-properties fo:font-size="12pt" fo:font-weight="normal" officeooo:rsid="002ba7ce" officeooo:paragraph-rsid="002ba7ce" style:font-size-asian="10.5pt" style:font-weight-asian="normal" style:font-size-complex="12pt" style:font-weight-complex="normal"/>
    </style:style>
    <style:style style:name="P35" style:family="paragraph" style:parent-style-name="Standard" style:list-style-name="List_20_4">
      <style:text-properties officeooo:rsid="002c71aa" officeooo:paragraph-rsid="002c71aa"/>
    </style:style>
    <style:style style:name="P36" style:family="paragraph" style:parent-style-name="Standard" style:list-style-name="List_20_4">
      <style:text-properties fo:font-size="12pt" fo:font-weight="normal" officeooo:rsid="002d6013" officeooo:paragraph-rsid="002d6013" style:font-size-asian="10.5pt" style:font-weight-asian="normal" style:font-size-complex="12pt" style:font-weight-complex="normal"/>
    </style:style>
    <style:style style:name="P37" style:family="paragraph" style:parent-style-name="Standard" style:list-style-name="List_20_4">
      <style:text-properties fo:font-size="12pt" fo:font-weight="normal" officeooo:rsid="002e69bb" officeooo:paragraph-rsid="002e69bb" style:font-size-asian="10.5pt" style:font-weight-asian="normal" style:font-size-complex="12pt" style:font-weight-complex="normal"/>
    </style:style>
    <style:style style:name="P38" style:family="paragraph" style:parent-style-name="Standard" style:list-style-name="List_20_4">
      <style:text-properties officeooo:rsid="002e69bb" officeooo:paragraph-rsid="002e69bb"/>
    </style:style>
    <style:style style:name="P39" style:family="paragraph" style:parent-style-name="Standard" style:list-style-name="List_20_4">
      <style:text-properties fo:font-size="12pt" fo:font-weight="normal" officeooo:rsid="0031a318" officeooo:paragraph-rsid="0031a318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8pt" fo:font-weight="bold" officeooo:rsid="0033c1c3" officeooo:paragraph-rsid="0033c1c3" style:font-size-asian="15.75pt" style:font-weight-asian="bold" style:font-size-complex="18pt" style:font-weight-complex="bold"/>
    </style:style>
    <style:style style:name="P41" style:family="paragraph" style:parent-style-name="Standard">
      <style:text-properties fo:font-size="14pt" fo:font-weight="bold" officeooo:rsid="0033c1c3" officeooo:paragraph-rsid="0033c1c3" style:font-size-asian="12.25pt" style:font-weight-asian="bold" style:font-size-complex="14pt" style:font-weight-complex="bold"/>
    </style:style>
    <style:style style:name="P42" style:family="paragraph" style:parent-style-name="Standard">
      <style:text-properties fo:font-size="12pt" fo:font-weight="normal" officeooo:rsid="0033c1c3" officeooo:paragraph-rsid="0033c1c3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5ad18" officeooo:paragraph-rsid="0035ad18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4pt" fo:font-weight="bold" officeooo:rsid="0033c1c3" officeooo:paragraph-rsid="0035ad18" style:font-size-asian="12.25pt" style:font-weight-asian="bold" style:font-size-complex="14pt" style:font-weight-complex="bold"/>
    </style:style>
    <style:style style:name="P45" style:family="paragraph" style:parent-style-name="Standard">
      <style:text-properties fo:font-size="12pt" fo:font-weight="normal" officeooo:rsid="00369ac8" officeooo:paragraph-rsid="00369ac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4pt" fo:font-weight="bold" officeooo:rsid="0033c1c3" officeooo:paragraph-rsid="00369ac8" style:font-size-asian="12.25pt" style:font-weight-asian="bold" style:font-size-complex="14pt" style:font-weight-complex="bold"/>
    </style:style>
    <style:style style:name="P47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6c651" officeooo:paragraph-rsid="0036c651" style:font-size-asian="12.25pt" style:font-weight-asian="bold" style:font-size-complex="14pt" style:font-weight-complex="bold"/>
    </style:style>
    <style:style style:name="P48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6c651" officeooo:paragraph-rsid="0036c651" style:font-size-asian="14pt" style:font-weight-asian="bold" style:font-size-complex="14pt" style:font-weight-complex="bold"/>
    </style:style>
    <style:style style:name="P49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6c651" officeooo:paragraph-rsid="0036c65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c23f3" officeooo:paragraph-rsid="003c23f3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cf784" officeooo:paragraph-rsid="003cf784" style:font-size-asian="12.25pt" style:font-weight-asian="bold" style:font-size-complex="14pt" style:font-weight-complex="bold"/>
    </style:style>
    <style:style style:name="P52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cf784" officeooo:paragraph-rsid="003cf78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d886c" officeooo:paragraph-rsid="003d886c" style:font-size-asian="12.25pt" style:font-weight-asian="bold" style:font-size-complex="14pt" style:font-weight-complex="bold"/>
    </style:style>
    <style:style style:name="P54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d886c" officeooo:paragraph-rsid="003d886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eb26f" officeooo:paragraph-rsid="003eb26f" style:font-size-asian="14pt" style:font-weight-asian="bold" style:font-size-complex="14pt" style:font-weight-complex="bold"/>
    </style:style>
    <style:style style:name="P56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d886c" officeooo:paragraph-rsid="003fad3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2pt" fo:font-weight="normal" officeooo:rsid="003fad34" officeooo:paragraph-rsid="003fad3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>
        <style:tab-stops>
          <style:tab-stop style:position="12.016cm"/>
        </style:tab-stops>
      </style:paragraph-properties>
      <style:text-properties fo:font-size="14pt" fo:font-weight="bold" officeooo:rsid="003d886c" officeooo:paragraph-rsid="003fad34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2pt" fo:font-weight="normal" officeooo:rsid="002ba7ce" officeooo:paragraph-rsid="003d886c" style:font-size-asian="10.5pt" style:font-weight-asian="normal" style:font-size-complex="12pt" style:font-weight-complex="normal"/>
    </style:style>
    <style:style style:name="T1" style:family="text">
      <style:text-properties officeooo:rsid="0016bee9"/>
    </style:style>
    <style:style style:name="T2" style:family="text">
      <style:text-properties officeooo:rsid="0017a8f3"/>
    </style:style>
    <style:style style:name="T3" style:family="text">
      <style:text-properties style:font-name="sans-serif" fo:font-size="9.75pt"/>
    </style:style>
    <style:style style:name="T4" style:family="text">
      <style:text-properties fo:font-size="12pt" fo:font-weight="normal" officeooo:rsid="001f5ad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4c95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478e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781c0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052c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officeooo:rsid="00296525"/>
    </style:style>
    <style:style style:name="T11" style:family="text">
      <style:text-properties officeooo:rsid="002021d4"/>
    </style:style>
    <style:style style:name="T12" style:family="text">
      <style:text-properties style:font-name="sans-seri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f039" style:font-weight-asian="bold" style:font-weight-complex="bold"/>
    </style:style>
    <style:style style:name="T15" style:family="text">
      <style:text-properties officeooo:rsid="0020f039"/>
    </style:style>
    <style:style style:name="T16" style:family="text">
      <style:text-properties officeooo:rsid="0029bf4e"/>
    </style:style>
    <style:style style:name="T17" style:family="text">
      <style:text-properties fo:font-size="12pt" fo:font-weight="normal" officeooo:rsid="002d6013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e69bb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1a318" style:font-size-asian="10.5pt" style:font-weight-asian="normal" style:font-size-complex="12pt" style:font-weight-complex="normal"/>
    </style:style>
    <style:style style:name="T20" style:family="text">
      <style:text-properties officeooo:rsid="0035ad18"/>
    </style:style>
    <style:style style:name="T21" style:family="text">
      <style:text-properties officeooo:rsid="00369ac8"/>
    </style:style>
    <style:style style:name="T22" style:family="text">
      <style:text-properties style:font-name="sans-serif" officeooo:rsid="003aea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Planning and Coding Manual</text:p>
      <text:p text:style-name="P1"/>
      <text:p text:style-name="P2">Lab 1</text:p>
      <text:p text:style-name="P3"><text:span text:style-name="T1">5 things I understand</text:span>: </text:p>
      <text:p text:style-name="P4"/>
      <text:p text:style-name="P4">- We need to account for multiple different cell states, those who are susceptable, infected, and Zombies.</text:p>
      <text:p text:style-name="P4"/>
      <text:p text:style-name="P4">-We will have to implement some form of time passing simulation </text:p>
      <text:p text:style-name="P4"><text:s/></text:p>
      <text:p text:style-name="P4">-<text:span text:style-name="T2">There will be a way for both zombies and humans to succeed over the other</text:span></text:p>
      <text:p text:style-name="P4"/>
      <text:p text:style-name="P4"/>
      <text:p text:style-name="P5">5 Questions:</text:p>
      <text:p text:style-name="P5"/>
      <text:p text:style-name="P6">- <text:span text:style-name="T2">The paper mentions accounting for birthrate as a constant rate, could that not accidentally lead to an overflow of data and a ridiculously large population since it is consistently expanding.</text:span></text:p>
      <text:p text:style-name="P6"/>
      <text:p text:style-name="P2"/>
      <text:p text:style-name="P2">Lab 2</text:p>
      <text:p text:style-name="P2"/>
      <text:p text:style-name="P7">Task 1: </text:p>
      <text:p text:style-name="P8"/>
      <text:p text:style-name="P8"><text:bookmark text:name="page558R_mcid57"/><text:span text:style-name="T3">One</text:span> <text:span text:style-name="T3">of</text:span> <text:span text:style-name="T3">your</text:span> <text:span text:style-name="T3">tasks</text:span> <text:span text:style-name="T3">is</text:span> <text:span text:style-name="T3">to</text:span> <text:span text:style-name="T3">come</text:span> <text:span text:style-name="T3">up</text:span> <text:span text:style-name="T3">with</text:span> <text:span text:style-name="T3">a</text:span> <text:span text:style-name="T3">formula</text:span> <text:span text:style-name="T3">or</text:span> <text:span text:style-name="T3">a</text:span> <text:span text:style-name="T3">set</text:span> <text:span text:style-name="T3">of</text:span><text:bookmark text:name="page558R_mcid58"/><text:bookmark text:name="undefined9"/> <text:span text:style-name="T3">rules</text:span><text:bookmark text:name="page558R_mcid59"/><text:bookmark text:name="undefined8"/> <text:span text:style-name="T3">for</text:span><text:bookmark text:name="page558R_mcid60"/><text:bookmark text:name="undefined7"/> <text:span text:style-name="T3">what</text:span> <text:span text:style-name="T3">are</text:span> <text:span text:style-name="T3">the</text:span><text:bookmark text:name="page558R_mcid61"/><text:bookmark text:name="undefined6"/><text:line-break/><text:span text:style-name="T3">chances/probability</text:span><text:bookmark text:name="page558R_mcid62"/><text:bookmark text:name="undefined5"/> <text:span text:style-name="T3">for the</text:span><text:bookmark text:name="page558R_mcid63"/><text:bookmark text:name="undefined4"/> <text:span text:style-name="T3">candidate cell</text:span><text:bookmark text:name="page558R_mcid64"/><text:bookmark text:name="undefined3"/> <text:span text:style-name="T3">to change State or stay in the same State, at</text:span><text:bookmark text:name="page558R_mcid65"/><text:bookmark text:name="undefined2"/><text:line-break/><text:span text:style-name="T3">some particular time (generation)</text:span><text:bookmark text:name="page558R_mcid66"/><text:bookmark text:name="undefined1"/> <text:span text:style-name="T3">based on the States of its eight neighbouring cells</text:span><text:bookmark text:name="page558R_mcid67"/><text:bookmark text:name="undefined"/><text:span text:style-name="T3">.</text:span></text:p>
      <text:p text:style-name="P8"/>
      <text:list text:style-name="List_20_4">
        <text:list-item>
          <text:p text:style-name="P9"><text:span text:style-name="T4"><text:tab/></text:span><text:span text:style-name="T5">3</text:span><text:span text:style-name="T6">0%</text:span><text:span text:style-name="T4"> chance </text:span><text:span text:style-name="T5">of being infected when 1 zombie is present. 10% more per extra zombie</text:span></text:p>
        </text:list-item>
      </text:list>
      <text:p text:style-name="P10"/>
      <text:list text:continue-numbering="true" text:style-name="List_20_4">
        <text:list-item>
          <text:p text:style-name="P9"><text:span text:style-name="T4"><text:s/><text:tab/></text:span><text:span text:style-name="T7">5</text:span><text:span text:style-name="T6">0% chance to kill zombie when atleast 3 susceptibles/infecteds are present. </text:span><text:span text:style-name="T7">10% more <text:tab/>per susceptable/Infected extra</text:span></text:p>
          <text:p text:style-name="P11"/>
        </text:list-item>
        <text:list-item>
          <text:p text:style-name="P9"><text:span text:style-name="T6"><text:s/><text:tab/></text:span><text:span text:style-name="T7">6.7 deaths per day out of the population of 1000</text:span></text:p>
        </text:list-item>
        <text:list-item>
          <text:p text:style-name="P9"><text:span text:style-name="T7"><text:s/><text:tab/></text:span><text:span text:style-name="T8">Birth chance per day is 35% likely multiplied by the current population (this is because if there are 2 people remaining for example, I don’t want an unrealistic amount of children born per day. This keeps the birthrate consistently realistic in proportion with the healthy people remaining.</text:span></text:p>
        </text:list-item>
      </text:list>
      <text:p text:style-name="P12"/>
      <text:list text:continue-numbering="true" text:style-name="List_20_4">
        <text:list-item>
          <text:p text:style-name="P13"><text:span text:style-name="T7"><text:s/><text:tab/></text:span><text:span text:style-name="T9">2 Days infected to become Zombie</text:span></text:p>
        </text:list-item>
      </text:list>
      <text:p text:style-name="P14"/>
      <text:p text:style-name="P7">Task 2:</text:p>
      <text:p text:style-name="P8"/>
      <text:p text:style-name="P8"><text:bookmark text:name="page631R_mcid36"/><text:span text:style-name="T3">So, one of your tasks is to list off</text:span><text:bookmark text:name="page631R_mcid37"/><text:bookmark text:name="undefined14"/> <text:span text:style-name="T3">all</text:span><text:bookmark text:name="page631R_mcid39"/><text:bookmark text:name="undefined12"/><text:bookmark text:name="page631R_mcid38"/><text:bookmark text:name="undefined13"/> <text:span text:style-name="T3">of the</text:span><text:bookmark text:name="page631R_mcid40"/><text:bookmark text:name="undefined11"/> <text:span text:style-name="T3">allowable Transitions</text:span><text:bookmark text:name="page631R_mcid41"/><text:bookmark text:name="undefined10"/> <text:span text:style-name="T3">for each State</text:span></text:p>
      <text:p text:style-name="P8"/>
      <text:p text:style-name="P15">The possible states of Basic Model Are: </text:p>
      <text:p text:style-name="P15">Susceptible, Zombie, And Removed</text:p>
      <text:p text:style-name="P16">Basic Model</text:p>
      <text:list text:continue-numbering="true" text:style-name="List_20_4">
        <text:list-item>
          <text:p text:style-name="P17"><text:soft-page-break/><text:s/><text:tab/>Susceptible to Zombie</text:p>
        </text:list-item>
        <text:list-item>
          <text:p text:style-name="P17"><text:s/><text:tab/>Zombie to Removed</text:p>
        </text:list-item>
        <text:list-item>
          <text:p text:style-name="P17"><text:s/><text:tab/>Susceptible to Removed</text:p>
        </text:list-item>
      </text:list>
      <text:p text:style-name="P18"/>
      <text:p text:style-name="P15"/>
      <text:p text:style-name="P15">The possible states of <text:span text:style-name="T10">Latent</text:span> Model Are: </text:p>
      <text:p text:style-name="P15">Susceptible, Infected, Zombie, And Removed</text:p>
      <text:p text:style-name="P16">Latent infection model</text:p>
      <text:list text:continue-numbering="true" text:style-name="List_20_4">
        <text:list-item>
          <text:p text:style-name="P19"><text:s/><text:tab/>Susceptible to infected</text:p>
        </text:list-item>
        <text:list-item>
          <text:p text:style-name="P19"><text:s/><text:tab/>Infected to zombie</text:p>
        </text:list-item>
        <text:list-item>
          <text:p text:style-name="P19"><text:s/><text:tab/>Susceptible to removed</text:p>
        </text:list-item>
        <text:list-item>
          <text:p text:style-name="P19"><text:s/><text:tab/>Infected to removed</text:p>
        </text:list-item>
        <text:list-item>
          <text:p text:style-name="P19"><text:s/><text:tab/>Zombie to remove<text:span text:style-name="T11">d</text:span></text:p>
        </text:list-item>
      </text:list>
      <text:p text:style-name="P20">Task 3:</text:p>
      <text:p text:style-name="P15"/>
      <text:p text:style-name="P21"><text:bookmark text:name="page169R_mcid34"/><text:span text:style-name="T12">-Give the variables, constants and preprocessor macros meaningful names so that</text:span><text:bookmark text:name="page169R_mcid35"/><text:line-break/><text:span text:style-name="T12">another person looking at the list would have an idea as to what the variable/constant will</text:span><text:bookmark text:name="page169R_mcid36"/><text:line-break/><text:span text:style-name="T12">be used for.</text:span><text:bookmark text:name="page169R_mcid37"/> <text:span text:style-name="T12">Note</text:span><text:bookmark text:name="page169R_mcid38"/><text:span text:style-name="T12">: it is conventional to use all capital letters in the names of preprocessor</text:span><text:bookmark text:name="page169R_mcid39"/><text:line-break/><text:span text:style-name="T12">macros. This helps programmers identify them in code as macros as opposed to variables</text:span><text:bookmark text:name="page169R_mcid40"/><text:line-break/><text:span text:style-name="T12">and constants</text:span></text:p>
      <text:p text:style-name="P22"/>
      <text:p text:style-name="P23"><text:bookmark text:name="page194R_mcid4"/><text:span text:style-name="T12">-Write a brief description beside each variable, constant and preprocessor macro,</text:span><text:bookmark text:name="page194R_mcid5"/><text:span text:style-name="T12"><text:line-break/>explaining what it will be used for</text:span></text:p>
      <text:p text:style-name="P22"/>
      <text:p text:style-name="P24"/>
      <text:p text:style-name="P25"><text:span text:style-name="T13">z </text:span>– zombie cell</text:p>
      <text:p text:style-name="P25"><text:span text:style-name="T13">s </text:span>– susceptable cell</text:p>
      <text:p text:style-name="P25"><text:span text:style-name="T14">i</text:span><text:span text:style-name="T15"> </text:span>– infected cell</text:p>
      <text:p text:style-name="P25"><text:span text:style-name="T13">r</text:span> – removed cell</text:p>
      <text:p text:style-name="P26"><text:span text:style-name="T13">time</text:span> – time until day end</text:p>
      <text:p text:style-name="P26"><text:span text:style-name="T13">population</text:span> – maximum people in simulation</text:p>
      <text:p text:style-name="P26"><text:span text:style-name="T13">revivalTime</text:span> – Time for removed cell to return</text:p>
      <text:p text:style-name="P26"><text:span text:style-name="T13">InfectTime</text:span> – Time for infected cell to become zombie </text:p>
      <text:p text:style-name="P26"><text:span text:style-name="T13">chanceToInfect</text:span> – The probability of infection per zombie near a cell</text:p>
      <text:p text:style-name="P26"/>
      <text:p text:style-name="P26"/>
      <text:p text:style-name="P27">Task <text:span text:style-name="T15">4</text:span>:</text:p>
      <text:p text:style-name="P28"/>
      <text:p text:style-name="P29"><text:bookmark text:name="page169R_mcid42"/><text:span text:style-name="T12">Include</text:span> <text:span text:style-name="T12">the</text:span> <text:span text:style-name="T12">data</text:span> <text:span text:style-name="T12">type</text:span> <text:span text:style-name="T12">that</text:span><text:bookmark text:name="page169R_mcid43"/> <text:span text:style-name="T12">you</text:span><text:bookmark text:name="page169R_mcid44"/> <text:span text:style-name="T12">believe</text:span> <text:span text:style-name="T12">each</text:span> <text:span text:style-name="T12">variable</text:span> <text:span text:style-name="T12">or</text:span> <text:span text:style-name="T12">constant</text:span> <text:span text:style-name="T12">should</text:span> <text:span text:style-name="T12">be.</text:span><text:bookmark text:name="page169R_mcid45"/><text:line-break/><text:span text:style-name="T12">Preprocessor macros don’t have a data type.</text:span><text:bookmark text:name="page169R_mcid46"/> <text:span text:style-name="T12">Exercise</text:span><text:bookmark text:name="page169R_mcid47"/><text:span text:style-name="T12">: Why is this?</text:span><text:bookmark text:name="page169R_mcid48"/> <text:span text:style-name="T12">Hint</text:span><text:bookmark text:name="page169R_mcid49"/><text:span text:style-name="T12">: Review</text:span><text:bookmark text:name="page169R_mcid50"/><text:line-break/><text:span text:style-name="T12">Lecture 01 on Program Development in Linux and UNIX</text:span><text:bookmark text:name="page169R_mcid51"/><text:span text:style-name="T12">, and write your answer in your Project Planning and Coding Manual</text:span><text:bookmark text:name="page169R_mcid53"/><text:bookmark text:name="undefined17"/></text:p>
      <text:p text:style-name="P30"/>
      <text:p text:style-name="P26"><text:span text:style-name="T13">z</text:span> – char</text:p>
      <text:p text:style-name="P26"><text:span text:style-name="T13">s</text:span> – char</text:p>
      <text:p text:style-name="P26"><text:span text:style-name="T13">I</text:span> – char</text:p>
      <text:p text:style-name="P26"><text:span text:style-name="T13">r</text:span> – char</text:p>
      <text:p text:style-name="P26"><text:span text:style-name="T13">time</text:span> – double</text:p>
      <text:p text:style-name="P26"><text:span text:style-name="T13">population</text:span> – int</text:p>
      <text:p text:style-name="P26"><text:span text:style-name="T13">revivalTime</text:span> – double</text:p>
      <text:p text:style-name="P26"><text:span text:style-name="T13">InfectTime</text:span> – double</text:p>
      <text:p text:style-name="P26"><text:span text:style-name="T13">chanceToInfect</text:span> - double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2">Task <text:span text:style-name="T16">5</text:span>:</text:p>
      <text:p text:style-name="P33"/>
      <text:p text:style-name="P33">FUNCTIONS: </text:p>
      <text:list text:continue-numbering="true" text:style-name="List_20_4">
        <text:list-item>
          <text:p text:style-name="P34">Populate() : fill the world with susceptible people and one zombie</text:p>
        </text:list-item>
        <text:list-item>
          <text:p text:style-name="P35"><text:span text:style-name="T9">CellChecker() : </text:span><text:span text:style-name="T17">move systematically </text:span><text:span text:style-name="T18">in loop </text:span><text:span text:style-name="T17">between cells each day and run through the probabilities of their surrounding cells and how they should change in the future day</text:span></text:p>
        </text:list-item>
        <text:list-item>
          <text:p text:style-name="P36">DayReset() ; Resets the day with the future array when all of the cells have been checked</text:p>
        </text:list-item>
        <text:list-item>
          <text:p text:style-name="P37">CellUpdater() : Updates each individual Cell in the future array</text:p>
        </text:list-item>
        <text:list-item>
          <text:p text:style-name="P37">InfectedCellTimer(): Placed on individual infected cells to change them to zombies after a set time</text:p>
        </text:list-item>
        <text:list-item>
          <text:p text:style-name="P38"><text:span text:style-name="T9">BirthUpdate() : Each day run to populate empty cells. </text:span><text:span text:style-name="T19">Multiplies population with 35% and round the answer to fill the area with an appropriate amount of children calculated</text:span></text:p>
        </text:list-item>
        <text:list-item>
          <text:p text:style-name="P39">DeathUpdate(): Removes people from natural causes</text:p>
        </text:list-item>
      </text:list>
      <text:p text:style-name="P33"/>
      <text:p text:style-name="P40">Lab 3</text:p>
      <text:p text:style-name="P41">2.5 Exercise</text:p>
      <text:p text:style-name="P42"/>
      <text:p text:style-name="P42">Basic Model:</text:p>
      <text:p text:style-name="P42"><text:tab/>-Labelled</text:p>
      <text:p text:style-name="P42"><text:tab/>-<text:span text:style-name="T20">Mine doesn’t account for removed coming back as revived Zombie</text:span></text:p>
      <text:p text:style-name="P42"><text:tab/>-<text:span text:style-name="T20">Otherwise the same</text:span></text:p>
      <text:p text:style-name="P42"/>
      <text:p text:style-name="P43">Latent Infection Model:</text:p>
      <text:p text:style-name="P43"><text:tab/>-Labelled </text:p>
      <text:p text:style-name="P43"><text:tab/>-Mine doesn’t account for removed coming back as revived Zombie</text:p>
      <text:p text:style-name="P43"><text:tab/>-Otherwise the same</text:p>
      <text:p text:style-name="P43"/>
      <text:p text:style-name="P41"/>
      <text:p text:style-name="P44">2.<text:span text:style-name="T20">6</text:span> Exercise</text:p>
      <text:p text:style-name="P43">I think they’re very similar. I only forgot to account for one detail in both. I think they both should receive 90%</text:p>
      <text:p text:style-name="P43"/>
      <text:p text:style-name="P43"/>
      <text:p text:style-name="P44">2.<text:span text:style-name="T20">11 </text:span>Exercise</text:p>
      <text:p text:style-name="P45">Both of my lists do not account for the <text:span text:style-name="T20">removed coming back as revived Zombie</text:span></text:p>
      <text:p text:style-name="P45"/>
      <text:p text:style-name="P46">2.<text:span text:style-name="T20">1</text:span><text:span text:style-name="T21">2</text:span><text:span text:style-name="T20"> </text:span>Exercise</text:p>
      <text:p text:style-name="P45">90% for both as they are almost the same appart from one missing detail</text:p>
      <text:p text:style-name="P47"/>
      <text:p text:style-name="P47"/>
      <text:p text:style-name="P47"/>
      <text:p text:style-name="P47"/>
      <text:p text:style-name="P48"><text:soft-page-break/><text:span text:style-name="T12">3.3</text:span> <text:span text:style-name="T12">Exercise: In your</text:span> <text:span text:style-name="T12">Project Planning and Coding Manual, compare</text:span> <text:span text:style-name="T12">your list and </text:span><text:span text:style-name="T22">mine</text:span></text:p>
      <text:p text:style-name="P49">My list is less thorough than the lecturers. I lack in macro definitions completely and instead put what should have been a macro as a variable. That said my variables are decent and cover a large amount of the things I should be considering in my project.</text:p>
      <text:p text:style-name="P49"/>
      <text:p text:style-name="P48"><text:span text:style-name="T12">3.4</text:span> <text:span text:style-name="T12">Exercise: Rate how complete your list of all of the necessary variables, constants, macro definitions and functions is, giving yourself a percentage mark. Use my list as a comparison/guide</text:span></text:p>
      <text:p text:style-name="P50">85%</text:p>
      <text:p text:style-name="P50"/>
      <text:p text:style-name="P51">Flow chart and pseudo code</text:p>
      <text:p text:style-name="P51"/>
      <text:p text:style-name="P52">Start of Program -&gt; Variables initalised -&gt; Assign zombie and susceptible spaces of array -&gt; </text:p>
      <text:p text:style-name="P52"/>
      <text:p text:style-name="P52">Start Loop of program, starting at day 1, ending at specified time -&gt; <text:s/>Assign different cells new values </text:p>
      <text:p text:style-name="P52"/>
      <text:p text:style-name="P52">in future array <text:s/>-&gt; end Loop at end of specified time</text:p>
      <text:p text:style-name="P52"/>
      <text:p text:style-name="P52"/>
      <text:p text:style-name="P52"/>
      <text:p text:style-name="P53">9.2</text:p>
      <text:p text:style-name="P54">CellChecker() : revivalTime, infectTime, chanceToInfect</text:p>
      <text:p text:style-name="P54">CellUpdater() : <text:s/>revivalTime, infectTime, chanceToInfect</text:p>
      <text:p text:style-name="P54">InfectedCellTimer() : InfectTime</text:p>
      <text:p text:style-name="P55"><text:span text:style-name="T12">9.3</text:span> <text:span text:style-name="T12">List the</text:span> <text:span text:style-name="T12">global</text:span> <text:span text:style-name="T12">variables and constants that you believe will be used in each function.</text:span></text:p>
      <text:p text:style-name="P56">Populate() : Population</text:p>
      <text:p text:style-name="P56">CellChecker() : Population</text:p>
      <text:p text:style-name="P56">CellUpdater() : Population</text:p>
      <text:p text:style-name="P57">DayReset() : Time</text:p>
      <text:p text:style-name="P58"><text:span text:style-name="T12">9.4</text:span> <text:span text:style-name="T12">List the possible</text:span> <text:span text:style-name="T12">local</text:span> <text:span text:style-name="T12">variables and constants that will be needed in each function.</text:span></text:p>
      <text:p text:style-name="P57"><text:span text:style-name="T12">Populate() : z,s,i, r</text:span></text:p>
      <text:p text:style-name="P57"><text:span text:style-name="T12">CellChecker() : z,s,i, r</text:span></text:p>
      <text:p text:style-name="P57"><text:span text:style-name="T12">CellUpdater() : z,s,i, r</text:span></text:p>
      <text:p text:style-name="P57"><text:span text:style-name="T12">DeathUpdate() : r</text:span></text:p>
      <text:p text:style-name="P57"><text:span text:style-name="T12">BirthUpdate() : s</text:span></text:p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09:34:14.557665354</meta:creation-date>
    <meta:generator>LibreOffice/24.8.2.1$Linux_X86_64 LibreOffice_project/480$Build-1</meta:generator>
    <dc:date>2024-11-13T00:21:31.897206898</dc:date>
    <meta:editing-duration>PT2H28M7S</meta:editing-duration>
    <meta:editing-cycles>12</meta:editing-cycles>
    <meta:document-statistic meta:table-count="0" meta:image-count="0" meta:object-count="0" meta:page-count="4" meta:paragraph-count="105" meta:word-count="947" meta:character-count="5631" meta:non-whitespace-character-count="4745"/>
  </office:meta>
</office:document-meta>
</file>